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9933" draw:marker-start-width="0.252cm" draw:marker-end-width="0.252cm" draw:fill="none" draw:fill-color="#ffffff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2" style:family="graphic" style:parent-style-name="standard">
      <style:graphic-properties svg:stroke-width="0.018cm" svg:stroke-color="#ff9900" draw:marker-start-width="0.227cm" draw:marker-end-width="0.227cm" draw:fill="none" draw:fill-color="#ffffff" draw:textarea-horizontal-align="justify" draw:textarea-vertical-align="top" draw:auto-grow-height="false" fo:min-height="2.78cm" fo:min-width="11.674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ff9900" draw:marker-start-width="0.227cm" draw:marker-end-width="0.227cm" draw:fill="none" draw:fill-color="#ffffff" draw:textarea-horizontal-align="justify" draw:textarea-vertical-align="top" draw:auto-grow-height="false" fo:min-height="1.383cm" fo:min-width="4.943cm" fo:padding-top="0.134cm" fo:padding-bottom="0.134cm" fo:padding-left="0.259cm" fo:padding-right="0.25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18cm" svg:stroke-color="#ff9900" draw:marker-start-width="0.227cm" draw:marker-end-width="0.227cm" draw:fill="none" draw:fill-color="#ffffff" draw:textarea-horizontal-align="justify" draw:textarea-vertical-align="top" draw:auto-grow-height="false" fo:min-height="2.78cm" fo:min-width="6.88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ff9900" draw:marker-start-width="0.227cm" draw:marker-end-width="0.227cm" draw:fill="none" draw:fill-color="#ffffff" draw:textarea-horizontal-align="justify" draw:textarea-vertical-align="top" draw:auto-grow-height="false" fo:min-height="2.018cm" fo:min-width="19.072cm" fo:padding-top="0.134cm" fo:padding-bottom="0.134cm" fo:padding-left="0.259cm" fo:padding-right="0.259cm"/>
    </style:style>
    <style:style style:name="P1" style:family="paragraph">
      <style:paragraph-properties fo:text-align="center"/>
      <style:text-properties fo:color="#009933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009933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color="#009933" style:font-name="Liberation Mono"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text-align="start"/>
      <style:text-properties fo:color="#009933" style:font-name="Liberation Mono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  <style:text-properties fo:color="#6666ff" style:font-name="Liberation Mono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start"/>
      <style:text-properties fo:color="#6666ff" style:font-name="Liberation Mono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color="#996600" style:font-name="Liberation Mono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 draw:fill-color="#ffffff"/>
      <style:paragraph-properties fo:text-align="start"/>
      <style:text-properties fo:color="#996600" style:font-name="Liberation Mono" fo:font-size="12pt" fo:font-weight="normal" fo:background-color="#cc9900" style:font-size-asian="12pt" style:font-weight-asian="normal" style:font-size-complex="12pt" style:font-weight-complex="normal"/>
    </style:style>
    <style:style style:name="P10" style:family="paragraph">
      <style:paragraph-properties fo:text-align="start"/>
      <style:text-properties fo:color="#6600cc" style:font-name="Liberation Mono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6600cc" style:font-name="Liberation Mon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9933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Liberation Mon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color="#009933" style:font-name="Liberation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6666ff" style:font-name="Liberation Mono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9999" style:font-name="Liberation Mono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996600" style:font-name="Liberation Mono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1cm" svg:y="9.382cm">
          <text:p text:style-name="P1"><text:span text:style-name="T1">g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12.192cm" svg:height="3.048cm" svg:x="1cm" svg:y="1cm">
          <text:p text:style-name="P3"><text:span text:style-name="T2">Example Input Graphs</text:span></text:p>
          <text:p text:style-name="P3"><text:span text:style-name="T3">g1: { (?w a Person) }</text:span></text:p>
          <text:p text:style-name="P3"><text:span text:style-name="T3">g2: { (?x a Person) (?x </text:span><text:span text:style-name="T3">name ?l) }</text:span></text:p>
          <text:p text:style-name="P3"><text:span text:style-name="T3">g3: { (?y a Person) (?y </text:span><text:span text:style-name="T3">age ?a) }</text:span></text:p>
          <text:p text:style-name="P3"><text:span text:style-name="T3">g4: { (?z a Person) (?z </text:span><text:span text:style-name="T3">age ?a) (?z name ?n) 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461cm" svg:height="1.651cm" svg:x="3.159cm" svg:y="7.477cm">
          <text:p text:style-name="P5"><text:span text:style-name="T4">{ ?w ↔ ?x }</text:span></text:p>
          <text:p text:style-name="P5"><text:span text:style-name="T5">{ (?x name ?l) }</text:span></text:p>
          <text:p text:style-name="P5"><text:span text:style-name="T6">{ name }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-3.747cm" svg:x1="2.016cm" svg:y1="9.89cm" svg:x2="10.017cm" svg:y2="7.35cm" draw:start-shape="id1" draw:start-glue-point="10" draw:end-shape="id2" draw:end-glue-point="6" svg:d="M2016 9890h254v-2540h7747" svg:viewBox="0 0 8002 2541">
          <text:p/>
        </draw:connector>
        <draw:connector draw:style-name="gr4" draw:text-style-name="P7" draw:layer="layout" draw:line-skew="-3.747cm" svg:x1="2.016cm" svg:y1="9.89cm" svg:x2="10.017cm" svg:y2="12.43cm" draw:start-shape="id1" draw:start-glue-point="10" draw:end-shape="id3" draw:end-glue-point="6" svg:d="M2016 9890h254v2540h7747" svg:viewBox="0 0 8002 2541">
          <text:p/>
        </draw:connector>
        <draw:custom-shape draw:style-name="gr5" draw:text-style-name="P9" draw:layer="layout" svg:width="7.398cm" svg:height="3.048cm" svg:x="13.192cm" svg:y="1cm">
          <text:p text:style-name="P8"><text:span text:style-name="T2">Graph Tags</text:span></text:p>
          <text:p text:style-name="P8"><text:span text:style-name="T6">g1: { a, Person }</text:span></text:p>
          <text:p text:style-name="P8"><text:span text:style-name="T6">g2: { a, Person, name }</text:span></text:p>
          <text:p text:style-name="P8"><text:span text:style-name="T6">g3: { a, Person, age }</text:span></text:p>
          <text:p text:style-name="P8"><text:span text:style-name="T6">g4: { a, Person, name, age 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016cm" svg:height="1.016cm" svg:x="10.017cm" svg:y="6.842cm">
          <text:p text:style-name="P1"><text:span text:style-name="T1">g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10.017cm" svg:y="11.922cm">
          <text:p text:style-name="P1"><text:span text:style-name="T1">g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19.574cm" svg:y="9.382cm">
          <text:p text:style-name="P1"><text:span text:style-name="T1">g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5.461cm" svg:height="1.651cm" svg:x="3.159cm" svg:y="10.525cm">
          <text:p text:style-name="P5"><text:span text:style-name="T4">{ </text:span><text:span text:style-name="T4">?w </text:span><text:span text:style-name="T4">↔ </text:span><text:span text:style-name="T4">?y </text:span><text:span text:style-name="T4">}</text:span></text:p>
          <text:p text:style-name="P5"><text:span text:style-name="T5">{ </text:span><text:span text:style-name="T5">(?</text:span><text:span text:style-name="T5">y </text:span><text:span text:style-name="T5">ag</text:span><text:span text:style-name="T5">e </text:span><text:span text:style-name="T5">?</text:span><text:span text:style-name="T5">a) </text:span><text:span text:style-name="T5">}</text:span></text:p>
          <text:p text:style-name="P5"><text:span text:style-name="T6">{ </text:span><text:span text:style-name="T6">ag</text:span><text:span text:style-name="T6">e 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9.59cm" svg:height="2.286cm" svg:x="1cm" svg:y="4.302cm">
          <text:p text:style-name="P10"><text:span text:style-name="T2">Transition Information Associated with Edges of the Subsumption Graph</text:span></text:p>
          <text:p text:style-name="P10"><text:span text:style-name="T4">Isomorphism { ?w ↔ ?x }</text:span></text:p>
          <text:p text:style-name="P10"><text:span text:style-name="T5">Residual graph { (?x name ?f) }</text:span></text:p>
          <text:p text:style-name="P10"><text:span text:style-name="T6">Residual graph tags { name }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3.476cm" svg:x1="11.033cm" svg:y1="7.35cm" svg:x2="19.574cm" svg:y2="9.89cm" draw:start-shape="id2" draw:start-glue-point="10" draw:end-shape="id4" draw:end-glue-point="6" svg:d="M11033 7350h7747v2540h794" svg:viewBox="0 0 8542 2541">
          <text:p/>
        </draw:connector>
        <draw:custom-shape draw:style-name="gr3" draw:text-style-name="P6" draw:layer="layout" svg:width="5.461cm" svg:height="1.651cm" svg:x="12.049cm" svg:y="7.604cm">
          <text:p text:style-name="P5"><text:span text:style-name="T4">{ ?x ↔ ?z, ?l ↔ ?n }</text:span></text:p>
          <text:p text:style-name="P5"><text:span text:style-name="T5">{ (?z age ?a) }</text:span></text:p>
          <text:p text:style-name="P5"><text:span text:style-name="T6">{ age }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461cm" svg:height="1.651cm" svg:x="12.049cm" svg:y="10.525cm">
          <text:p text:style-name="P5"><text:span text:style-name="T4">{ ?y ↔ ?z, ?a ↔ ?a }</text:span></text:p>
          <text:p text:style-name="P5"><text:span text:style-name="T5">{ (?z name ?n) }</text:span></text:p>
          <text:p text:style-name="P5"><text:span text:style-name="T6">{ name }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3.476cm" svg:x1="11.033cm" svg:y1="12.43cm" svg:x2="19.574cm" svg:y2="9.89cm" draw:start-shape="id3" draw:start-glue-point="10" draw:end-shape="id4" draw:end-glue-point="6" svg:d="M11033 12430h7747v-2540h794" svg:viewBox="0 0 8542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16:23:44.000696085</meta:creation-date>
    <dc:date>2017-08-06T17:40:23.970877089</dc:date>
    <meta:editing-duration>PT17M39S</meta:editing-duration>
    <meta:editing-cycles>4</meta:editing-cycles>
    <meta:generator>LibreOffice/5.1.6.2$Linux_X86_64 LibreOffice_project/10m0$Build-2</meta:generator>
    <meta:document-statistic meta:object-count="15"/>
  </office:meta>
</office:document-meta>
</file>